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98000009E9DA920DCCEB6C48B7.png" manifest:media-type="image/png"/>
  <manifest:file-entry manifest:full-path="Pictures/10000000000008A600000F9AF40C506CAAD725A8.png" manifest:media-type="image/png"/>
  <manifest:file-entry manifest:full-path="Pictures/100002010000005A00000053F81C9B70225CCF2B.png" manifest:media-type="image/png"/>
  <manifest:file-entry manifest:full-path="Pictures/1000020100000055000000530241DADB949010F4.png" manifest:media-type="image/png"/>
  <manifest:file-entry manifest:full-path="Pictures/100002010000005E000000533B35696623A365BE.png" manifest:media-type="image/png"/>
  <manifest:file-entry manifest:full-path="Pictures/1000020100000042000000362F5269FD738D4C11.png" manifest:media-type="image/png"/>
  <manifest:file-entry manifest:full-path="Pictures/100002010000030C0000004BD2F4A16847633654.png" manifest:media-type="image/png"/>
  <manifest:file-entry manifest:full-path="Pictures/100002010000014D0000004B2F70B3DC9ED2EFD2.png" manifest:media-type="image/png"/>
  <manifest:file-entry manifest:full-path="Pictures/10000201000001380000004B88AE08F6C8FEF21B.png" manifest:media-type="image/png"/>
  <manifest:file-entry manifest:full-path="Pictures/10000201000000DD000000540957DDD9D0960713.png" manifest:media-type="image/png"/>
  <manifest:file-entry manifest:full-path="Pictures/10000201000001800000004B3A5C73D3EBCF71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solid" svg:stroke-color="#000000" draw:fill="none" draw:fill-color="#ffffff" draw:textarea-horizontal-align="left" draw:auto-grow-height="true" draw:auto-grow-width="true" fo:min-height="2.629cm" fo:min-width="1.456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258cm" fo:min-width="0.276cm"/>
    </style:style>
    <style:style style:name="gr4" style:family="graphic" style:parent-style-name="Default_5f_1">
      <style:graphic-properties draw:stroke="solid" svg:stroke-color="#000000" draw:fill="none" draw:fill-color="#ffffff" draw:textarea-horizontal-align="left" draw:auto-grow-height="true" draw:auto-grow-width="true" fo:min-height="2.678cm" fo:min-width="1.451cm"/>
    </style:style>
    <style:style style:name="gr5" style:family="graphic" style:parent-style-name="Default_5f_1">
      <style:graphic-properties draw:stroke="solid" svg:stroke-color="#000000" draw:fill="none" draw:fill-color="#ffffff" draw:textarea-horizontal-align="left" draw:auto-grow-height="true" draw:auto-grow-width="true" fo:min-height="2.515cm" fo:min-width="1.497cm"/>
    </style:style>
    <style:style style:name="gr6" style:family="graphic" style:parent-style-name="Default_5f_1">
      <style:graphic-properties draw:stroke="solid" svg:stroke-color="#000000" draw:fill="none" draw:fill-color="#ffffff" draw:textarea-horizontal-align="left" draw:auto-grow-height="true" draw:auto-grow-width="true" fo:min-height="2.515cm" fo:min-width="1.393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10.925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2.845cm" fo:min-width="0.935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23cm" fo:min-width="10.54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12" style:family="graphic" style:parent-style-name="standard">
      <style:graphic-properties draw:stroke="none" svg:stroke-width="0.044cm" draw:stroke-linejoin="miter" draw:fill="solid" draw:fill-color="#000000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962cm" fo:min-width="1.966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571cm" fo:min-width="1.42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705cm" fo:min-width="1.966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03cm" fo:min-width="0.73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ffffff" draw:opacity="0%"/>
    </style:style>
    <style:style style:name="P7" style:family="paragraph">
      <loext:graphic-properties draw:fill="solid" draw:fill-color="#000000"/>
    </style:style>
    <style:style style:name="T1" style:family="text">
      <style:text-properties fo:color="#ff3333" style:font-name="Arial" fo:font-size="32pt" fo:font-weight="bold" style:font-name-asian="Liberation Sans1" style:font-size-asian="32pt" style:font-weight-asian="bold" style:font-name-complex="Liberation Sans1" style:font-size-complex="32pt" style:font-weight-complex="bold"/>
    </style:style>
    <style:style style:name="T2" style:family="text">
      <style:text-properties fo:color="#ff3333" style:font-name="Arial" fo:font-size="26pt" fo:font-weight="bold" style:font-name-asian="Liberation Sans1" style:font-size-asian="26pt" style:font-weight-asian="bold" style:font-name-complex="Liberation Sans1" style:font-size-complex="26pt" style:font-weight-complex="bold"/>
    </style:style>
    <style:style style:name="T3" style:family="text">
      <style:text-properties style:font-name="Arial" fo:font-size="32pt" fo:font-weight="bold" style:font-name-asian="Liberation Sans1" style:font-size-asian="32pt" style:font-weight-asian="bold" style:font-name-complex="Liberation Sans1" style:font-size-complex="32pt" style:font-weight-complex="bold"/>
    </style:style>
    <style:style style:name="T4" style:family="text">
      <style:text-properties style:font-name="Arial" fo:font-size="26pt" fo:font-weight="bold" style:font-name-asian="Liberation Sans1" style:font-size-asian="26pt" style:font-weight-asian="bold" style:font-name-complex="Liberation Sans1" style:font-size-complex="26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use-window-font-color="true" style:font-name="Arial" fo:font-size="32pt" fo:font-weight="bold" style:font-name-asian="Liberation Sans1" style:font-size-asian="32pt" style:font-weight-asian="bold" style:font-name-complex="Liberation Sans1" style:font-size-complex="32pt" style:font-weight-complex="bold"/>
    </style:style>
    <style:style style:name="T7" style:family="text">
      <style:text-properties fo:color="#000000" style:font-name="Arial" fo:font-size="32pt" fo:font-weight="bold" style:font-name-asian="Liberation Sans1" style:font-size-asian="32pt" style:font-weight-asian="bold" style:font-name-complex="Liberation Sans1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116cm" svg:height="18.249cm" svg:x="17.449cm" svg:y="5.949cm">
          <draw:image xlink:href="Pictures/10000000000008A600000F9AF40C506CAAD725A8.png" xlink:type="simple" xlink:show="embed" xlink:actuate="onLoad">
            <text:p/>
          </draw:image>
        </draw:frame>
        <draw:frame draw:style-name="gr1" draw:text-style-name="P1" draw:layer="layout" svg:width="15.439cm" svg:height="17.817cm" svg:x="0.893cm" svg:y="6.119cm">
          <draw:image xlink:href="Pictures/1000000000000898000009E9DA920DCCEB6C48B7.png" xlink:type="simple" xlink:show="embed" xlink:actuate="onLoad">
            <text:p/>
          </draw:image>
        </draw:frame>
        <draw:frame draw:style-name="gr1" draw:text-style-name="P1" draw:layer="layout" svg:width="1.361cm" svg:height="1.256cm" svg:x="0.751cm" svg:y="1.852cm">
          <draw:image xlink:href="Pictures/100002010000005A00000053F81C9B70225CCF2B.png" xlink:type="simple" xlink:show="embed" xlink:actuate="onLoad">
            <text:p/>
          </draw:image>
          <svg:title>TexMaths</svg:title>
          <svg:desc>36§display§{\rm (a)}§png§600§TRUE§</svg:desc>
        </draw:frame>
        <draw:frame draw:style-name="gr1" draw:text-style-name="P1" draw:layer="layout" svg:width="1.422cm" svg:height="1.256cm" svg:x="0.752cm" svg:y="5.652cm">
          <draw:image xlink:href="Pictures/100002010000005E000000533B35696623A365BE.png" xlink:type="simple" xlink:show="embed" xlink:actuate="onLoad">
            <text:p/>
          </draw:image>
          <svg:title>TexMaths</svg:title>
          <svg:desc>36§display§{\rm (b)}§png§600§TRUE§</svg:desc>
        </draw:frame>
        <draw:frame draw:style-name="gr1" draw:text-style-name="P1" draw:layer="layout" svg:width="1.285cm" svg:height="1.256cm" svg:x="16.332cm" svg:y="5.733cm">
          <draw:image xlink:href="Pictures/1000020100000055000000530241DADB949010F4.png" xlink:type="simple" xlink:show="embed" xlink:actuate="onLoad">
            <text:p/>
          </draw:image>
          <svg:title>TexMaths</svg:title>
          <svg:desc>36§display§{\rm (c)}§png§600§TRUE§</svg:desc>
        </draw:frame>
        <draw:frame draw:style-name="gr2" draw:text-style-name="P2" draw:layer="layout" svg:width="1.956cm" svg:height="2.879cm" svg:x="10.538cm" svg:y="1.757cm">
          <draw:text-box>
            <text:p><text:span text:style-name="T1">↑</text:span><text:span text:style-name="T2"> </text:span><text:span text:style-name="T1">↑</text:span></text:p>
            <text:p><text:span text:style-name="T3">↓</text:span><text:span text:style-name="T4"> </text:span><text:span text:style-name="T3">↓</text:span></text:p>
          </draw:text-box>
        </draw:frame>
        <draw:frame draw:style-name="gr3" draw:text-style-name="P3" draw:layer="layout" svg:width="10.5cm" svg:height="1.508cm" svg:x="12.627cm" svg:y="2.288cm">
          <draw:text-box>
            <text:p><text:span text:style-name="T5">+ <text:s text:c="8"/>- <text:s text:c="8"/>-</text:span></text:p>
          </draw:text-box>
        </draw:frame>
        <draw:frame draw:style-name="gr1" draw:text-style-name="P1" draw:layer="layout" svg:width="9.173cm" svg:height="0.882cm" svg:x="3.971cm" svg:y="0.932cm">
          <draw:image xlink:href="Pictures/100002010000030C0000004BD2F4A16847633654.png" xlink:type="simple" xlink:show="embed" xlink:actuate="onLoad">
            <text:p/>
          </draw:image>
          <svg:title>TexMaths</svg:title>
          <svg:desc>28§display§{\rm rung\;index:} \hspace*{0.5cm}i, i+1§png§600§TRUE§</svg:desc>
        </draw:frame>
        <draw:frame draw:style-name="gr1" draw:text-style-name="P1" draw:layer="layout" svg:width="3.917cm" svg:height="0.882cm" svg:x="5.06cm" svg:y="2.126cm">
          <draw:image xlink:href="Pictures/100002010000014D0000004B2F70B3DC9ED2EFD2.png" xlink:type="simple" xlink:show="embed" xlink:actuate="onLoad">
            <text:p/>
          </draw:image>
          <svg:title>TexMaths</svg:title>
          <svg:desc>28§display§{\rm upper\;leg}§png§600§TRUE§</svg:desc>
        </draw:frame>
        <draw:frame draw:style-name="gr4" draw:text-style-name="P2" draw:layer="layout" svg:width="1.951cm" svg:height="2.928cm" svg:x="14.022cm" svg:y="1.758cm">
          <draw:text-box>
            <text:p><text:span text:style-name="T6">↓</text:span><text:span text:style-name="T2"> </text:span><text:span text:style-name="T6">↓</text:span></text:p>
            <text:p><text:span text:style-name="T1">↑</text:span><text:span text:style-name="T4"> </text:span><text:span text:style-name="T1">↑</text:span></text:p>
          </draw:text-box>
        </draw:frame>
        <draw:frame draw:style-name="gr5" draw:text-style-name="P2" draw:layer="layout" svg:width="1.997cm" svg:height="2.765cm" svg:x="17.14cm" svg:y="1.759cm">
          <draw:text-box>
            <text:p><text:span text:style-name="T1">↑</text:span><text:span text:style-name="T2"> </text:span><text:span text:style-name="T6">↓</text:span></text:p>
            <text:p><text:span text:style-name="T1">↑</text:span><text:span text:style-name="T4"> </text:span><text:span text:style-name="T7">↓</text:span></text:p>
          </draw:text-box>
        </draw:frame>
        <draw:frame draw:style-name="gr6" draw:text-style-name="P2" draw:layer="layout" svg:width="1.893cm" svg:height="2.765cm" svg:x="20.441cm" svg:y="1.76cm">
          <draw:text-box>
            <text:p><text:span text:style-name="T7">↓</text:span><text:span text:style-name="T2"> </text:span><text:span text:style-name="T1">↑</text:span></text:p>
            <text:p><text:span text:style-name="T7">↓</text:span><text:span text:style-name="T4"> </text:span><text:span text:style-name="T1">↑</text:span></text:p>
          </draw:text-box>
        </draw:frame>
        <draw:frame draw:style-name="gr1" draw:text-style-name="P1" draw:layer="layout" svg:width="3.668cm" svg:height="0.882cm" svg:x="5.059cm" svg:y="3.427cm">
          <draw:image xlink:href="Pictures/10000201000001380000004B88AE08F6C8FEF21B.png" xlink:type="simple" xlink:show="embed" xlink:actuate="onLoad">
            <text:p/>
          </draw:image>
          <svg:title>TexMaths</svg:title>
          <svg:desc>28§display§{\rm lower\;leg}§png§600§TRUE§</svg:desc>
        </draw:frame>
        <draw:custom-shape draw:style-name="gr7" draw:text-style-name="P4" draw:layer="layout" svg:width="11.425cm" svg:height="1.271cm" svg:x="3.006cm" svg:y="5.85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97cm" svg:height="0.945cm" svg:x="3.262cm" svg:y="6.127cm">
          <draw:image xlink:href="Pictures/100002010000014D0000004B2F70B3DC9ED2EFD2.png" xlink:type="simple" xlink:show="embed" xlink:actuate="onLoad">
            <text:p/>
          </draw:image>
          <svg:title>TexMaths</svg:title>
          <svg:desc>30§display§{\rm upper\;leg}§png§600§TRUE§</svg:desc>
        </draw:frame>
        <draw:frame draw:style-name="gr1" draw:text-style-name="P1" draw:layer="layout" svg:width="3.93cm" svg:height="0.945cm" svg:x="8.963cm" svg:y="6.129cm">
          <draw:image xlink:href="Pictures/10000201000001380000004B88AE08F6C8FEF21B.png" xlink:type="simple" xlink:show="embed" xlink:actuate="onLoad">
            <text:p/>
          </draw:image>
          <svg:title>TexMaths</svg:title>
          <svg:desc>30§display§{\rm lower\;leg}§png§600§TRUE§</svg:desc>
        </draw:frame>
        <draw:frame draw:style-name="gr1" draw:text-style-name="P1" draw:layer="layout" svg:width="0.831cm" svg:height="0.681cm" svg:x="13.564cm" svg:y="6.331cm">
          <draw:image xlink:href="Pictures/1000020100000042000000362F5269FD738D4C11.png" xlink:type="simple" xlink:show="embed" xlink:actuate="onLoad">
            <text:p/>
          </draw:image>
          <svg:title>TexMaths</svg:title>
          <svg:desc>30§display§p_i§png§600§TRUE§</svg:desc>
        </draw:frame>
        <draw:custom-shape draw:style-name="gr8" draw:text-style-name="P4" draw:layer="layout" svg:width="1.435cm" svg:height="3.095cm" svg:x="0.643cm" svg:y="12.95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784cm" svg:height="1.059cm" draw:transform="rotate (1.5707963267949) translate (0.683cm 16.867cm)">
          <draw:image xlink:href="Pictures/10000201000000DD000000540957DDD9D0960713.png" xlink:type="simple" xlink:show="embed" xlink:actuate="onLoad">
            <text:p/>
          </draw:image>
          <svg:title>TexMaths</svg:title>
          <svg:desc>30§display§t \Omega/2\pi§png§600§TRUE§</svg:desc>
        </draw:frame>
        <draw:custom-shape draw:style-name="gr9" draw:text-style-name="P4" draw:layer="layout" svg:width="11.04cm" svg:height="1.48cm" svg:x="2.841cm" svg:y="22.95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839cm" svg:height="0.945cm" svg:x="3.101cm" svg:y="23.191cm">
          <draw:image xlink:href="Pictures/10000201000001800000004B3A5C73D3EBCF7192.png" xlink:type="simple" xlink:show="embed" xlink:actuate="onLoad">
            <text:p/>
          </draw:image>
          <svg:title>TexMaths</svg:title>
          <svg:desc>30§display§{\rm rung\;index}§png§600§TRUE§</svg:desc>
        </draw:frame>
        <draw:frame draw:style-name="gr1" draw:text-style-name="P1" draw:layer="layout" svg:width="4.839cm" svg:height="0.945cm" svg:x="8.802cm" svg:y="23.192cm">
          <draw:image xlink:href="Pictures/10000201000001800000004B3A5C73D3EBCF7192.png" xlink:type="simple" xlink:show="embed" xlink:actuate="onLoad">
            <text:p/>
          </draw:image>
          <svg:title>TexMaths</svg:title>
          <svg:desc>30§display§{\rm rung\;index}§png§600§TRUE§</svg:desc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0.116cm" svg:height="18.249cm" svg:x="17.449cm" svg:y="5.949cm">
          <draw:image xlink:href="Pictures/10000000000008A600000F9AF40C506CAAD725A8.png" xlink:type="simple" xlink:show="embed" xlink:actuate="onLoad">
            <text:p/>
          </draw:image>
        </draw:frame>
        <draw:frame draw:style-name="gr1" draw:text-style-name="P1" draw:layer="layout" svg:width="15.439cm" svg:height="17.817cm" svg:x="0.893cm" svg:y="6.119cm">
          <draw:image xlink:href="Pictures/1000000000000898000009E9DA920DCCEB6C48B7.png" xlink:type="simple" xlink:show="embed" xlink:actuate="onLoad">
            <text:p/>
          </draw:image>
        </draw:frame>
        <draw:frame draw:style-name="gr1" draw:text-style-name="P1" draw:layer="layout" svg:width="1.361cm" svg:height="1.256cm" svg:x="0.751cm" svg:y="1.852cm">
          <draw:image xlink:href="Pictures/100002010000005A00000053F81C9B70225CCF2B.png" xlink:type="simple" xlink:show="embed" xlink:actuate="onLoad">
            <text:p/>
          </draw:image>
          <svg:title>TexMaths</svg:title>
          <svg:desc>36§display§{\rm (a)}§png§600§TRUE§</svg:desc>
        </draw:frame>
        <draw:frame draw:style-name="gr1" draw:text-style-name="P1" draw:layer="layout" svg:width="1.422cm" svg:height="1.256cm" svg:x="0.752cm" svg:y="5.652cm">
          <draw:image xlink:href="Pictures/100002010000005E000000533B35696623A365BE.png" xlink:type="simple" xlink:show="embed" xlink:actuate="onLoad">
            <text:p/>
          </draw:image>
          <svg:title>TexMaths</svg:title>
          <svg:desc>36§display§{\rm (b)}§png§600§TRUE§</svg:desc>
        </draw:frame>
        <draw:frame draw:style-name="gr1" draw:text-style-name="P1" draw:layer="layout" svg:width="1.285cm" svg:height="1.256cm" svg:x="16.332cm" svg:y="5.733cm">
          <draw:image xlink:href="Pictures/1000020100000055000000530241DADB949010F4.png" xlink:type="simple" xlink:show="embed" xlink:actuate="onLoad">
            <text:p/>
          </draw:image>
          <svg:title>TexMaths</svg:title>
          <svg:desc>36§display§{\rm (c)}§png§600§TRUE§</svg:desc>
        </draw:frame>
        <draw:frame draw:style-name="gr2" draw:text-style-name="P2" draw:layer="layout" svg:width="1.956cm" svg:height="2.879cm" svg:x="10.538cm" svg:y="1.757cm">
          <draw:text-box>
            <text:p><text:span text:style-name="T1">↑</text:span><text:span text:style-name="T2"> </text:span><text:span text:style-name="T1">↑</text:span></text:p>
            <text:p><text:span text:style-name="T3">↓</text:span><text:span text:style-name="T4"> </text:span><text:span text:style-name="T3">↓</text:span></text:p>
          </draw:text-box>
        </draw:frame>
        <draw:frame draw:style-name="gr3" draw:text-style-name="P3" draw:layer="layout" svg:width="10.5cm" svg:height="1.508cm" svg:x="12.627cm" svg:y="2.288cm">
          <draw:text-box>
            <text:p><text:span text:style-name="T5">+ <text:s text:c="8"/>- <text:s text:c="8"/>-</text:span></text:p>
          </draw:text-box>
        </draw:frame>
        <draw:frame draw:style-name="gr1" draw:text-style-name="P1" draw:layer="layout" svg:width="9.173cm" svg:height="0.882cm" svg:x="3.971cm" svg:y="0.932cm">
          <draw:image xlink:href="Pictures/100002010000030C0000004BD2F4A16847633654.png" xlink:type="simple" xlink:show="embed" xlink:actuate="onLoad">
            <text:p/>
          </draw:image>
          <svg:title>TexMaths</svg:title>
          <svg:desc>28§display§{\rm rung\;index:} \hspace*{0.5cm}i, i+1§png§600§TRUE§</svg:desc>
        </draw:frame>
        <draw:frame draw:style-name="gr1" draw:text-style-name="P1" draw:layer="layout" svg:width="3.917cm" svg:height="0.882cm" svg:x="5.06cm" svg:y="2.126cm">
          <draw:image xlink:href="Pictures/100002010000014D0000004B2F70B3DC9ED2EFD2.png" xlink:type="simple" xlink:show="embed" xlink:actuate="onLoad">
            <text:p/>
          </draw:image>
          <svg:title>TexMaths</svg:title>
          <svg:desc>28§display§{\rm upper\;leg}§png§600§TRUE§</svg:desc>
        </draw:frame>
        <draw:frame draw:style-name="gr4" draw:text-style-name="P2" draw:layer="layout" svg:width="1.951cm" svg:height="2.928cm" svg:x="14.022cm" svg:y="1.758cm">
          <draw:text-box>
            <text:p><text:span text:style-name="T6">↓</text:span><text:span text:style-name="T2"> </text:span><text:span text:style-name="T6">↓</text:span></text:p>
            <text:p><text:span text:style-name="T1">↑</text:span><text:span text:style-name="T4"> </text:span><text:span text:style-name="T1">↑</text:span></text:p>
          </draw:text-box>
        </draw:frame>
        <draw:frame draw:style-name="gr5" draw:text-style-name="P2" draw:layer="layout" svg:width="1.997cm" svg:height="2.765cm" svg:x="17.14cm" svg:y="1.759cm">
          <draw:text-box>
            <text:p><text:span text:style-name="T1">↑</text:span><text:span text:style-name="T2"> </text:span><text:span text:style-name="T6">↓</text:span></text:p>
            <text:p><text:span text:style-name="T1">↑</text:span><text:span text:style-name="T4"> </text:span><text:span text:style-name="T7">↓</text:span></text:p>
          </draw:text-box>
        </draw:frame>
        <draw:frame draw:style-name="gr6" draw:text-style-name="P2" draw:layer="layout" svg:width="1.893cm" svg:height="2.765cm" svg:x="20.441cm" svg:y="1.76cm">
          <draw:text-box>
            <text:p><text:span text:style-name="T7">↓</text:span><text:span text:style-name="T2"> </text:span><text:span text:style-name="T1">↑</text:span></text:p>
            <text:p><text:span text:style-name="T7">↓</text:span><text:span text:style-name="T4"> </text:span><text:span text:style-name="T1">↑</text:span></text:p>
          </draw:text-box>
        </draw:frame>
        <draw:frame draw:style-name="gr1" draw:text-style-name="P1" draw:layer="layout" svg:width="3.668cm" svg:height="0.882cm" svg:x="5.059cm" svg:y="3.427cm">
          <draw:image xlink:href="Pictures/10000201000001380000004B88AE08F6C8FEF21B.png" xlink:type="simple" xlink:show="embed" xlink:actuate="onLoad">
            <text:p/>
          </draw:image>
          <svg:title>TexMaths</svg:title>
          <svg:desc>28§display§{\rm lower\;leg}§png§600§TRUE§</svg:desc>
        </draw:frame>
        <draw:custom-shape draw:style-name="gr7" draw:text-style-name="P4" draw:layer="layout" svg:width="11.425cm" svg:height="1.271cm" svg:x="3.006cm" svg:y="5.85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97cm" svg:height="0.945cm" svg:x="3.262cm" svg:y="6.127cm">
          <draw:image xlink:href="Pictures/100002010000014D0000004B2F70B3DC9ED2EFD2.png" xlink:type="simple" xlink:show="embed" xlink:actuate="onLoad">
            <text:p/>
          </draw:image>
          <svg:title>TexMaths</svg:title>
          <svg:desc>30§display§{\rm upper\;leg}§png§600§TRUE§</svg:desc>
        </draw:frame>
        <draw:frame draw:style-name="gr1" draw:text-style-name="P1" draw:layer="layout" svg:width="3.93cm" svg:height="0.945cm" svg:x="8.963cm" svg:y="6.129cm">
          <draw:image xlink:href="Pictures/10000201000001380000004B88AE08F6C8FEF21B.png" xlink:type="simple" xlink:show="embed" xlink:actuate="onLoad">
            <text:p/>
          </draw:image>
          <svg:title>TexMaths</svg:title>
          <svg:desc>30§display§{\rm lower\;leg}§png§600§TRUE§</svg:desc>
        </draw:frame>
        <draw:frame draw:style-name="gr1" draw:text-style-name="P1" draw:layer="layout" svg:width="0.831cm" svg:height="0.681cm" svg:x="13.564cm" svg:y="6.331cm">
          <draw:image xlink:href="Pictures/1000020100000042000000362F5269FD738D4C11.png" xlink:type="simple" xlink:show="embed" xlink:actuate="onLoad">
            <text:p/>
          </draw:image>
          <svg:title>TexMaths</svg:title>
          <svg:desc>30§display§p_i§png§600§TRUE§</svg:desc>
        </draw:frame>
        <draw:custom-shape draw:style-name="gr8" draw:text-style-name="P4" draw:layer="layout" svg:width="1.435cm" svg:height="3.095cm" svg:x="0.643cm" svg:y="12.9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\Omega t/2\pi§svg§600§TRUE§</svg:desc>
          <draw:polygon draw:style-name="gr11" draw:text-style-name="P6" draw:layer="layout" svg:width="3.545cm" svg:height="1.319cm" draw:transform="rotate (1.5707963267949) translate (0.496000000000002cm 17.1cm)" svg:viewBox="0 0 3546 1320" draw:points="1773,1320 0,1320 0,0 3546,0 3546,1320">
            <text:p/>
          </draw:polygon>
          <draw:path draw:style-name="gr12" draw:text-style-name="P7" draw:layer="layout" svg:width="0.836cm" svg:height="0.932cm" draw:transform="rotate (1.5707963267949) translate (0.556000000000002cm 17.043cm)" svg:viewBox="0 0 837 933" svg:d="M837 717h-33c-6 36-12 66-24 96-6 24-9 33-87 33h-105c15-75 57-138 117-225 63-93 117-186 117-288 0-186-180-333-402-333-228 0-405 150-405 333 0 102 54 195 117 288 57 87 102 150 117 225h-105c-78 0-81-9-87-30-12-30-18-66-24-99h-33l45 216h210c30 0 33 0 33-30 0-90-42-207-72-291-27-78-63-183-63-282 0-210 144-300 264-300 129 0 267 93 267 300 0 99-36 201-72 309-21 54-63 174-63 264 0 30 3 30 33 30h213z">
            <text:p/>
          </draw:path>
          <draw:path draw:style-name="gr12" draw:text-style-name="P7" draw:layer="layout" svg:width="0.407cm" svg:height="0.842cm" draw:transform="rotate (1.5707963267949) translate (0.658000000000002cm 16.119cm)" svg:viewBox="0 0 408 843" svg:d="M243 300h126c24 0 39 0 39-27 0-15-15-15-39-15h-114c45-189 54-213 54-222 0-24-18-36-39-36-3 0-42 0-54 48l-51 210h-126c-27 0-39 0-39 24 0 18 12 18 36 18h117c-96 375-99 396-99 420 0 72 51 123 120 123 138 0 213-195 213-204 0-12-12-12-18-12-12 0-12 3-18 18-57 138-129 168-174 168-27 0-39-18-39-60 0-33 0-42 6-63z">
            <text:p/>
          </draw:path>
          <draw:path draw:style-name="gr12" draw:text-style-name="P7" draw:layer="layout" svg:width="0.515cm" svg:height="1.319cm" draw:transform="rotate (1.5707963267949) translate (0.496000000000002cm 15.6cm)" svg:viewBox="0 0 516 1320" svg:d="M510 51c6-18 6-24 6-24 0-15-12-27-27-27-9 0-18 3-21 12l-462 1260c-6 15-6 21-6 24 0 12 12 24 27 24 18 0 21-9 30-30z">
            <text:p/>
          </draw:path>
          <draw:path draw:style-name="gr12" draw:text-style-name="P7" draw:layer="layout" svg:width="0.527cm" svg:height="0.881cm" draw:transform="rotate (1.5707963267949) translate (0.607000000000002cm 14.946cm)" svg:viewBox="0 0 528 882" svg:d="M102 780l141-138c207-183 285-252 285-384 0-153-117-258-279-258-150 0-249 123-249 240 0 72 66 72 69 72 24 0 69-15 69-69 0-33-24-69-69-69-12 0-12 0-18 3 30-87 102-135 180-135 120 0 177 105 177 216 0 105-66 210-138 291l-255 282c-15 15-15 18-15 51h492l36-231h-33c-6 39-15 99-27 117-12 12-99 12-126 12z">
            <text:p/>
          </draw:path>
          <draw:path draw:style-name="gr12" draw:text-style-name="P7" draw:layer="layout" svg:width="0.713cm" svg:height="0.584cm" draw:transform="rotate (1.5707963267949) translate (0.915999999999998cm 14.319cm)" svg:viewBox="0 0 714 585" svg:d="M315 78h150c-45 195-57 252-57 342 0 18 0 54 12 99 12 60 27 66 48 66 27 0 54-24 54-51 0-6 0-9-9-27-39-96-39-183-39-219 0-72 9-141 24-210h153c15 0 63 0 63-45 0-33-27-33-51-33h-444c-30 0-81 0-138 63-48 51-81 111-81 117 0 3 0 15 15 15 12 0 15-6 21-15 66-102 144-102 168-102h78c-45 159-114 318-171 441-9 18-9 21-9 30 0 27 21 36 36 36 42 0 51-36 66-87 21-60 21-63 36-129z">
            <text:p/>
          </draw:path>
        </draw:g>
        <draw:custom-shape draw:style-name="gr9" draw:text-style-name="P4" draw:layer="layout" svg:width="11.04cm" svg:height="1.48cm" svg:x="2.841cm" svg:y="22.95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839cm" svg:height="0.945cm" svg:x="3.101cm" svg:y="23.191cm">
          <draw:image xlink:href="Pictures/10000201000001800000004B3A5C73D3EBCF7192.png" xlink:type="simple" xlink:show="embed" xlink:actuate="onLoad">
            <text:p/>
          </draw:image>
          <svg:title>TexMaths</svg:title>
          <svg:desc>30§display§{\rm rung\;index}§png§600§TRUE§</svg:desc>
        </draw:frame>
        <draw:frame draw:style-name="gr1" draw:text-style-name="P1" draw:layer="layout" svg:width="4.839cm" svg:height="0.945cm" svg:x="8.802cm" svg:y="23.192cm">
          <draw:image xlink:href="Pictures/10000201000001800000004B3A5C73D3EBCF7192.png" xlink:type="simple" xlink:show="embed" xlink:actuate="onLoad">
            <text:p/>
          </draw:image>
          <svg:title>TexMaths</svg:title>
          <svg:desc>30§display§{\rm rung\;index}§png§600§TRUE§</svg:desc>
        </draw:frame>
        <draw:custom-shape draw:style-name="gr13" draw:text-style-name="P4" draw:layer="layout" svg:width="2.466cm" svg:height="1.212cm" svg:x="19.225cm" svg:y="6.6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92cm" svg:height="0.821cm" svg:x="21.469cm" svg:y="6.78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Omega t/2\pi=2.2§svg§600§TRUE§</svg:desc>
          <draw:polygon draw:style-name="gr11" draw:text-style-name="P6" draw:layer="layout" svg:width="4.659cm" svg:height="0.879cm" svg:x="18.976cm" svg:y="6.679cm" svg:viewBox="0 0 4660 880" draw:points="2330,880 0,880 0,0 4660,0 4660,880">
            <text:p/>
          </draw:polygon>
          <draw:path draw:style-name="gr12" draw:text-style-name="P7" draw:layer="layout" svg:width="0.557cm" svg:height="0.621cm" svg:x="19.014cm" svg:y="6.719cm" svg:viewBox="0 0 558 622" svg:d="M558 478h-22c-4 24-8 44-16 64-4 16-6 22-58 22h-70c10-50 38-92 78-150 42-62 78-124 78-192 0-124-120-222-268-222-152 0-270 100-270 222 0 68 36 130 78 192 38 58 68 100 78 150h-70c-52 0-54-6-58-20-8-20-12-44-16-66h-22l30 144h140c20 0 22 0 22-20 0-60-28-138-48-194-18-52-42-122-42-188 0-140 96-200 176-200 86 0 178 62 178 200 0 66-24 134-48 206-14 36-42 116-42 176 0 20 2 20 22 20h142z">
            <text:p/>
          </draw:path>
          <draw:path draw:style-name="gr12" draw:text-style-name="P7" draw:layer="layout" svg:width="0.271cm" svg:height="0.561cm" svg:x="19.63cm" svg:y="6.787cm" svg:viewBox="0 0 272 562" svg:d="M162 200h84c16 0 26 0 26-18 0-10-10-10-26-10h-76c30-126 36-142 36-148 0-16-12-24-26-24-2 0-28 0-36 32l-34 140h-84c-18 0-26 0-26 16 0 12 8 12 24 12h78c-64 250-66 264-66 280 0 48 34 82 80 82 92 0 142-130 142-136 0-8-8-8-12-8-8 0-8 2-12 12-38 92-86 112-116 112-18 0-26-12-26-40 0-22 0-28 4-42z">
            <text:p/>
          </draw:path>
          <draw:path draw:style-name="gr12" draw:text-style-name="P7" draw:layer="layout" svg:width="0.343cm" svg:height="0.879cm" svg:x="19.976cm" svg:y="6.679cm" svg:viewBox="0 0 344 880" svg:d="M340 34c4-12 4-16 4-16 0-10-8-18-18-18-6 0-12 2-14 8l-308 840c-4 10-4 14-4 16 0 8 8 16 18 16 12 0 14-6 20-20z">
            <text:p/>
          </draw:path>
          <draw:path draw:style-name="gr12" draw:text-style-name="P7" draw:layer="layout" svg:width="0.351cm" svg:height="0.587cm" svg:x="20.412cm" svg:y="6.753cm" svg:viewBox="0 0 352 588" svg:d="M68 520l94-92c138-122 190-168 190-256 0-102-78-172-186-172-100 0-166 82-166 160 0 48 44 48 46 48 16 0 46-10 46-46 0-22-16-46-46-46-8 0-8 0-12 2 20-58 68-90 120-90 80 0 118 70 118 144 0 70-44 140-92 194l-170 188c-10 10-10 12-10 34h328l24-154h-22c-4 26-10 66-18 78-8 8-66 8-84 8z">
            <text:p/>
          </draw:path>
          <draw:path draw:style-name="gr12" draw:text-style-name="P7" draw:layer="layout" svg:width="0.475cm" svg:height="0.389cm" svg:x="20.83cm" svg:y="6.959cm" svg:viewBox="0 0 476 390" svg:d="M210 52h100c-30 130-38 168-38 228 0 12 0 36 8 66 8 40 18 44 32 44 18 0 36-16 36-34 0-4 0-6-6-18-26-64-26-122-26-146 0-48 6-94 16-140h102c10 0 42 0 42-30 0-22-18-22-34-22h-296c-20 0-54 0-92 42-32 34-54 74-54 78 0 2 0 10 10 10 8 0 10-4 14-10 44-68 96-68 112-68h52c-30 106-76 212-114 294-6 12-6 14-6 20 0 18 14 24 24 24 28 0 34-24 44-58 14-40 14-42 24-86z">
            <text:p/>
          </draw:path>
          <draw:path draw:style-name="gr12" draw:text-style-name="P7" draw:layer="layout" svg:width="0.585cm" svg:height="0.207cm" svg:x="21.632cm" svg:y="7.015cm" svg:viewBox="0 0 586 208" svg:d="M556 36c14 0 30 0 30-18s-16-18-28-18h-528c-14 0-30 0-30 18s16 18 30 18zM558 208c12 0 28 0 28-18s-16-18-30-18h-526c-14 0-30 0-30 18s16 18 30 18z">
            <text:p/>
          </draw:path>
          <draw:path draw:style-name="gr12" draw:text-style-name="P7" draw:layer="layout" svg:width="0.351cm" svg:height="0.587cm" svg:x="22.554cm" svg:y="6.753cm" svg:viewBox="0 0 352 588" svg:d="M68 520l94-92c138-122 190-168 190-256 0-102-78-172-186-172-100 0-166 82-166 160 0 48 44 48 46 48 16 0 46-10 46-46 0-22-16-46-46-46-8 0-8 0-12 2 20-58 68-90 120-90 80 0 118 70 118 144 0 70-44 140-92 194l-170 188c-10 10-10 12-10 34h328l24-154h-22c-4 26-10 66-18 78-8 8-66 8-84 8z">
            <text:p/>
          </draw:path>
          <draw:path draw:style-name="gr12" draw:text-style-name="P7" draw:layer="layout" svg:width="0.095cm" svg:height="0.095cm" svg:x="23.026cm" svg:y="7.245cm" svg:viewBox="0 0 96 96" svg:d="M96 48c0-26-22-48-48-48s-48 22-48 48 22 48 48 48 48-22 48-48z">
            <text:p/>
          </draw:path>
          <draw:path draw:style-name="gr12" draw:text-style-name="P7" draw:layer="layout" svg:width="0.351cm" svg:height="0.587cm" svg:x="23.238cm" svg:y="6.753cm" svg:viewBox="0 0 352 588" svg:d="M68 520l94-92c138-122 190-168 190-256 0-102-78-172-186-172-100 0-166 82-166 160 0 48 44 48 46 48 16 0 46-10 46-46 0-22-16-46-46-46-8 0-8 0-12 2 20-58 68-90 120-90 80 0 118 70 118 144 0 70-44 140-92 194l-170 188c-10 10-10 12-10 34h328l24-154h-22c-4 26-10 66-20 78-6 8-64 8-82 8z">
            <text:p/>
          </draw:path>
        </draw:g>
        <draw:custom-shape draw:style-name="gr13" draw:text-style-name="P4" draw:layer="layout" svg:width="2.466cm" svg:height="1.212cm" svg:x="19.225cm" svg:y="12.5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92cm" svg:height="0.821cm" svg:x="21.469cm" svg:y="12.62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Omega t/2\pi=4.3§svg§600§TRUE§</svg:desc>
          <draw:polygon draw:style-name="gr11" draw:text-style-name="P6" draw:layer="layout" svg:width="4.659cm" svg:height="0.879cm" svg:x="18.976cm" svg:y="12.514cm" svg:viewBox="0 0 4660 880" draw:points="2330,880 0,880 0,0 4660,0 4660,880">
            <text:p/>
          </draw:polygon>
          <draw:path draw:style-name="gr12" draw:text-style-name="P7" draw:layer="layout" svg:width="0.557cm" svg:height="0.621cm" svg:x="19.014cm" svg:y="12.554cm" svg:viewBox="0 0 558 622" svg:d="M558 478h-22c-4 24-8 44-16 64-4 16-6 22-58 22h-70c10-50 38-92 78-150 42-62 78-124 78-192 0-124-120-222-268-222-152 0-270 100-270 222 0 68 36 130 78 192 38 58 68 100 78 150h-70c-52 0-54-6-58-20-8-20-12-44-16-66h-22l30 144h140c20 0 22 0 22-20 0-60-28-138-48-194-18-52-42-122-42-188 0-140 96-200 176-200 86 0 178 62 178 200 0 66-24 134-48 206-14 36-42 116-42 176 0 20 2 20 22 20h142z">
            <text:p/>
          </draw:path>
          <draw:path draw:style-name="gr12" draw:text-style-name="P7" draw:layer="layout" svg:width="0.271cm" svg:height="0.561cm" svg:x="19.63cm" svg:y="12.622cm" svg:viewBox="0 0 272 562" svg:d="M162 200h84c16 0 26 0 26-18 0-10-10-10-26-10h-76c30-126 36-142 36-148 0-16-12-24-26-24-2 0-28 0-36 32l-34 140h-84c-18 0-26 0-26 16 0 12 8 12 24 12h78c-64 250-66 264-66 280 0 48 34 82 80 82 92 0 142-130 142-136 0-8-8-8-12-8-8 0-8 2-12 12-38 92-86 112-116 112-18 0-26-12-26-40 0-22 0-28 4-42z">
            <text:p/>
          </draw:path>
          <draw:path draw:style-name="gr12" draw:text-style-name="P7" draw:layer="layout" svg:width="0.343cm" svg:height="0.879cm" svg:x="19.976cm" svg:y="12.514cm" svg:viewBox="0 0 344 880" svg:d="M340 34c4-12 4-16 4-16 0-10-8-18-18-18-6 0-12 2-14 8l-308 840c-4 10-4 14-4 16 0 8 8 16 18 16 12 0 14-6 20-20z">
            <text:p/>
          </draw:path>
          <draw:path draw:style-name="gr12" draw:text-style-name="P7" draw:layer="layout" svg:width="0.351cm" svg:height="0.587cm" svg:x="20.412cm" svg:y="12.588cm" svg:viewBox="0 0 352 588" svg:d="M68 520l94-92c138-122 190-168 190-256 0-102-78-172-186-172-100 0-166 82-166 160 0 48 44 48 46 48 16 0 46-10 46-46 0-22-16-46-46-46-8 0-8 0-12 2 20-58 68-90 120-90 80 0 118 70 118 144 0 70-44 140-92 194l-170 188c-10 10-10 12-10 34h328l24-154h-22c-4 26-10 66-18 78-8 8-66 8-84 8z">
            <text:p/>
          </draw:path>
          <draw:path draw:style-name="gr12" draw:text-style-name="P7" draw:layer="layout" svg:width="0.475cm" svg:height="0.389cm" svg:x="20.83cm" svg:y="12.794cm" svg:viewBox="0 0 476 390" svg:d="M210 52h100c-30 130-38 168-38 228 0 12 0 36 8 66 8 40 18 44 32 44 18 0 36-16 36-34 0-4 0-6-6-18-26-64-26-122-26-146 0-48 6-94 16-140h102c10 0 42 0 42-30 0-22-18-22-34-22h-296c-20 0-54 0-92 42-32 34-54 74-54 78 0 2 0 10 10 10 8 0 10-4 14-10 44-68 96-68 112-68h52c-30 106-76 212-114 294-6 12-6 14-6 20 0 18 14 24 24 24 28 0 34-24 44-58 14-40 14-42 24-86z">
            <text:p/>
          </draw:path>
          <draw:path draw:style-name="gr12" draw:text-style-name="P7" draw:layer="layout" svg:width="0.585cm" svg:height="0.207cm" svg:x="21.632cm" svg:y="12.85cm" svg:viewBox="0 0 586 208" svg:d="M556 36c14 0 30 0 30-18s-16-18-28-18h-528c-14 0-30 0-30 18s16 18 30 18zM558 208c12 0 28 0 28-18s-16-18-30-18h-526c-14 0-30 0-30 18s16 18 30 18z">
            <text:p/>
          </draw:path>
          <draw:path draw:style-name="gr12" draw:text-style-name="P7" draw:layer="layout" svg:width="0.391cm" svg:height="0.595cm" svg:x="22.536cm" svg:y="12.578cm" svg:viewBox="0 0 392 596" svg:d="M234 452v76c0 32 0 42-66 42h-18v26c36-2 82-2 118-2 38 0 84 0 120 2v-26h-18c-66 0-68-10-68-42v-76h90v-28h-90v-402c0-16 0-22-14-22-8 0-10 0-16 10l-272 414v28zM240 424h-216l216-328z">
            <text:p/>
          </draw:path>
          <draw:path draw:style-name="gr12" draw:text-style-name="P7" draw:layer="layout" svg:width="0.095cm" svg:height="0.095cm" svg:x="23.026cm" svg:y="13.08cm" svg:viewBox="0 0 96 96" svg:d="M96 48c0-26-22-48-48-48s-48 22-48 48 22 48 48 48 48-22 48-48z">
            <text:p/>
          </draw:path>
          <draw:path draw:style-name="gr12" draw:text-style-name="P7" draw:layer="layout" svg:width="0.365cm" svg:height="0.605cm" svg:x="23.23cm" svg:y="12.588cm" svg:viewBox="0 0 366 606" svg:d="M220 276c72-22 122-84 122-154 0-72-76-122-162-122-90 0-156 52-156 120 0 28 20 46 44 46 28 0 46-20 46-46 0-44-42-44-54-44 26-42 84-54 116-54 36 0 86 20 86 98 0 12-2 62-26 102-26 42-56 44-78 46-6 0-28 2-34 2-8 0-14 2-14 10 0 10 6 10 22 10h38c72 0 106 60 106 146 0 120-62 146-100 146s-104-16-136-68c32 6 58-14 58-48 0-32-22-50-48-50-22 0-50 14-50 52 0 80 82 138 178 138 108 0 188-80 188-170 0-72-56-140-146-160z">
            <text:p/>
          </draw:path>
        </draw:g>
        <draw:custom-shape draw:style-name="gr13" draw:text-style-name="P4" draw:layer="layout" svg:width="2.466cm" svg:height="1.212cm" svg:x="19.125cm" svg:y="18.4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92cm" svg:height="0.821cm" svg:x="21.469cm" svg:y="17.2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466cm" svg:height="0.955cm" svg:x="22.185cm" svg:y="18.4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235cm" svg:height="0.453cm" svg:x="21.316cm" svg:y="18.7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Omega t/2\pi=6.4§svg§600§TRUE§</svg:desc>
          <draw:polygon draw:style-name="gr11" draw:text-style-name="P6" draw:layer="layout" svg:width="4.659cm" svg:height="0.879cm" svg:x="18.976cm" svg:y="18.414cm" svg:viewBox="0 0 4660 880" draw:points="2330,880 0,880 0,0 4660,0 4660,880">
            <text:p/>
          </draw:polygon>
          <draw:path draw:style-name="gr12" draw:text-style-name="P7" draw:layer="layout" svg:width="0.557cm" svg:height="0.621cm" svg:x="19.014cm" svg:y="18.454cm" svg:viewBox="0 0 558 622" svg:d="M558 478h-22c-4 24-8 44-16 64-4 16-6 22-58 22h-70c10-50 38-92 78-150 42-62 78-124 78-192 0-124-120-222-268-222-152 0-270 100-270 222 0 68 36 130 78 192 38 58 68 100 78 150h-70c-52 0-54-6-58-20-8-20-12-44-16-66h-22l30 144h140c20 0 22 0 22-20 0-60-28-138-48-194-18-52-42-122-42-188 0-140 96-200 176-200 86 0 178 62 178 200 0 66-24 134-48 206-14 36-42 116-42 176 0 20 2 20 22 20h142z">
            <text:p/>
          </draw:path>
          <draw:path draw:style-name="gr12" draw:text-style-name="P7" draw:layer="layout" svg:width="0.271cm" svg:height="0.561cm" svg:x="19.63cm" svg:y="18.522cm" svg:viewBox="0 0 272 562" svg:d="M162 200h84c16 0 26 0 26-18 0-10-10-10-26-10h-76c30-126 36-142 36-148 0-16-12-24-26-24-2 0-28 0-36 32l-34 140h-84c-18 0-26 0-26 16 0 12 8 12 24 12h78c-64 250-66 264-66 280 0 48 34 82 80 82 92 0 142-130 142-136 0-8-8-8-12-8-8 0-8 2-12 12-38 92-86 112-116 112-18 0-26-12-26-40 0-22 0-28 4-42z">
            <text:p/>
          </draw:path>
          <draw:path draw:style-name="gr12" draw:text-style-name="P7" draw:layer="layout" svg:width="0.343cm" svg:height="0.879cm" svg:x="19.976cm" svg:y="18.414cm" svg:viewBox="0 0 344 880" svg:d="M340 34c4-12 4-16 4-16 0-10-8-18-18-18-6 0-12 2-14 8l-308 840c-4 10-4 14-4 16 0 8 8 16 18 16 12 0 14-6 20-20z">
            <text:p/>
          </draw:path>
          <draw:path draw:style-name="gr12" draw:text-style-name="P7" draw:layer="layout" svg:width="0.351cm" svg:height="0.587cm" svg:x="20.412cm" svg:y="18.488cm" svg:viewBox="0 0 352 588" svg:d="M68 520l94-92c138-122 190-168 190-256 0-102-78-172-186-172-100 0-166 82-166 160 0 48 44 48 46 48 16 0 46-10 46-46 0-22-16-46-46-46-8 0-8 0-12 2 20-58 68-90 120-90 80 0 118 70 118 144 0 70-44 140-92 194l-170 188c-10 10-10 12-10 34h328l24-154h-22c-4 26-10 66-18 78-8 8-66 8-84 8z">
            <text:p/>
          </draw:path>
          <draw:path draw:style-name="gr12" draw:text-style-name="P7" draw:layer="layout" svg:width="0.475cm" svg:height="0.389cm" svg:x="20.83cm" svg:y="18.694cm" svg:viewBox="0 0 476 390" svg:d="M210 52h100c-30 130-38 168-38 228 0 12 0 36 8 66 8 40 18 44 32 44 18 0 36-16 36-34 0-4 0-6-6-18-26-64-26-122-26-146 0-48 6-94 16-140h102c10 0 42 0 42-30 0-22-18-22-34-22h-296c-20 0-54 0-92 42-32 34-54 74-54 78 0 2 0 10 10 10 8 0 10-4 14-10 44-68 96-68 112-68h52c-30 106-76 212-114 294-6 12-6 14-6 20 0 18 14 24 24 24 28 0 34-24 44-58 14-40 14-42 24-86z">
            <text:p/>
          </draw:path>
          <draw:path draw:style-name="gr12" draw:text-style-name="P7" draw:layer="layout" svg:width="0.585cm" svg:height="0.207cm" svg:x="21.632cm" svg:y="18.75cm" svg:viewBox="0 0 586 208" svg:d="M556 36c14 0 30 0 30-18s-16-18-28-18h-528c-14 0-30 0-30 18s16 18 30 18zM558 208c12 0 28 0 28-18s-16-18-30-18h-526c-14 0-30 0-30 18s16 18 30 18z">
            <text:p/>
          </draw:path>
          <draw:path draw:style-name="gr12" draw:text-style-name="P7" draw:layer="layout" svg:width="0.365cm" svg:height="0.605cm" svg:x="22.548cm" svg:y="18.488cm" svg:viewBox="0 0 366 606" svg:d="M80 298v-22c0-222 110-254 154-254 22 0 58 6 78 36-14 0-48 0-48 38 0 28 20 42 40 42 14 0 40-8 40-42 0-54-38-96-112-96-112 0-232 114-232 308 0 236 102 298 184 298 98 0 182-82 182-198 0-112-78-198-176-198-60 0-92 46-110 88zM184 582c-54 0-82-54-86-66-16-42-16-112-16-128 0-68 28-158 108-158 14 0 54 0 82 56 16 32 16 78 16 120s0 86-16 118c-26 54-68 58-88 58z">
            <text:p/>
          </draw:path>
          <draw:path draw:style-name="gr12" draw:text-style-name="P7" draw:layer="layout" svg:width="0.095cm" svg:height="0.095cm" svg:x="23.026cm" svg:y="18.98cm" svg:viewBox="0 0 96 96" svg:d="M96 48c0-26-22-48-48-48s-48 22-48 48 22 48 48 48 48-22 48-48z">
            <text:p/>
          </draw:path>
          <draw:path draw:style-name="gr12" draw:text-style-name="P7" draw:layer="layout" svg:width="0.391cm" svg:height="0.595cm" svg:x="23.218cm" svg:y="18.478cm" svg:viewBox="0 0 392 596" svg:d="M234 452v76c0 32 0 42-66 42h-18v26c36-2 82-2 118-2 38 0 84 0 120 2v-26h-18c-66 0-68-10-68-42v-76h90v-28h-90v-402c0-16 0-22-14-22-8 0-10 0-16 10l-272 414v28zM240 424h-216l216-328z">
            <text:p/>
          </draw:path>
        </draw:g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4.63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06cm" svg:height="7.047cm" svg:x="1.644cm" svg:y="2.397cm"/>
      <draw:page-thumbnail draw:layer="backgroundobjects" svg:width="8.006cm" svg:height="7.047cm" svg:x="1.644cm" svg:y="10.445cm"/>
      <draw:page-thumbnail draw:layer="backgroundobjects" svg:width="8.006cm" svg:height="7.047cm" svg:x="1.644cm" svg:y="18.493cm"/>
      <draw:page-thumbnail draw:layer="backgroundobjects" svg:width="8.006cm" svg:height="7.047cm" svg:x="11.939cm" svg:y="2.397cm"/>
      <draw:page-thumbnail draw:layer="backgroundobjects" svg:width="8.006cm" svg:height="7.047cm" svg:x="11.939cm" svg:y="10.445cm"/>
      <draw:page-thumbnail draw:layer="backgroundobjects" svg:width="8.006cm" svg:height="7.047cm" svg:x="11.939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16:36:23.973000000</meta:creation-date>
    <dc:date>2018-01-25T13:00:19.353000000</dc:date>
    <meta:editing-duration>PT19M45S</meta:editing-duration>
    <meta:editing-cycles>11</meta:editing-cycles>
    <meta:generator>LibreOffice/5.3.6.1$Windows_x86 LibreOffice_project/686f202eff87ef707079aeb7f485847613344eb7</meta:generator>
    <meta:document-statistic meta:object-count="116"/>
  </office:meta>
</office:document-meta>
</file>